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venir Next LT Pro Light" svg:font-family="Avenir Next LT Pro Light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venir Next LT Pro" svg:font-family="Avenir Next LT Pro" style:font-family-generic="swiss" style:font-pitch="variable" svg:panose-1="2 11 5 4 2 2 2 2 2 4"/>
    <style:font-face style:name="MS Gothic" svg:font-family="MS Gothic" style:font-family-generic="modern" style:font-pitch="fixed" svg:panose-1="2 11 6 9 7 2 5 8 2 4"/>
    <style:font-face style:name="Times New Roman (Headings CS)" svg:font-family="Times New Roman (Headings CS)" style:font-family-generic="roman" svg:panose-1="0 0 0 0 0 0 0 0 0 0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venir Medium" svg:font-family="Avenir Medium" style:font-family-generic="system" style:font-pitch="variable"/>
    <style:font-face style:name="Al Tarikh" svg:font-family="Al Tarikh" style:font-family-generic="system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in" text:min-label-width="0.05in" text:list-level-position-and-space-mode="label-alignment">
          <style:list-level-label-alignment text:label-followed-by="listtab" fo:margin-left="0.25in" fo:text-indent="-0.0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in" text:min-label-width="0.15in" text:list-level-position-and-space-mode="label-alignment">
          <style:list-level-label-alignment text:label-followed-by="listtab" fo:margin-left="0.35in" fo:text-indent="-0.1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venir Medium"/>
      </text:list-level-style-bullet>
      <text:list-level-style-bullet text:level="2" text:style-name="WW_CharLFO8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venir Medium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venir Medium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venir Medium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.0833in"/>
    </style:style>
    <style:style style:name="T2" style:parent-style-name="DefaultParagraphFont" style:family="text">
      <style:text-properties fo:language="en" fo:country="AU" style:language-asian="en" style:country-asian="AU"/>
    </style:style>
    <style:style style:name="TableColumn4" style:family="table-column">
      <style:table-column-properties style:column-width="0.0791in" style:use-optimal-column-width="false"/>
    </style:style>
    <style:style style:name="TableColumn5" style:family="table-column">
      <style:table-column-properties style:column-width="1.2333in" style:use-optimal-column-width="false"/>
    </style:style>
    <style:style style:name="TableColumn6" style:family="table-column">
      <style:table-column-properties style:column-width="0.5in" style:use-optimal-column-width="false"/>
    </style:style>
    <style:style style:name="TableColumn7" style:family="table-column">
      <style:table-column-properties style:column-width="0.1847in" style:use-optimal-column-width="false"/>
    </style:style>
    <style:style style:name="TableColumn8" style:family="table-column">
      <style:table-column-properties style:column-width="0.4375in" style:use-optimal-column-width="false"/>
    </style:style>
    <style:style style:name="TableColumn9" style:family="table-column">
      <style:table-column-properties style:column-width="2.7527in" style:use-optimal-column-width="false"/>
    </style:style>
    <style:style style:name="TableColumn10" style:family="table-column">
      <style:table-column-properties style:column-width="1.7187in" style:use-optimal-column-width="false"/>
    </style:style>
    <style:style style:name="TableColumn11" style:family="table-column">
      <style:table-column-properties style:column-width="0.0937in" style:use-optimal-column-width="false"/>
    </style:style>
    <style:style style:name="Table3" style:family="table">
      <style:table-properties style:width="7in" fo:margin-left="0in" table:align="left"/>
    </style:style>
    <style:style style:name="TableRow12" style:family="table-row">
      <style:table-row-properties style:min-row-height="0.7555in" style:use-optimal-row-height="false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Normal" style:family="paragraph">
      <style:text-properties fo:color="#17294A" fo:background-color="#FFFFFF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Title" style:family="paragraph">
      <style:text-properties fo:color="#17294A"/>
    </style:style>
    <style:style style:name="T17" style:parent-style-name="Hyperlink" style:family="text">
      <style:text-properties fo:font-size="10pt" style:font-size-asian="10pt" style:font-size-complex="10pt"/>
    </style:style>
    <style:style style:name="T18" style:parent-style-name="DefaultParagraphFont" style:family="text">
      <style:text-properties fo:font-size="10pt" style:font-size-asian="10pt" style:font-size-complex="10pt"/>
    </style:style>
    <style:style style:name="T19" style:parent-style-name="Hyperlink" style:family="text">
      <style:text-properties fo:font-weight="bold" style:font-weight-asian="bold" style:font-weight-complex="bold" style:font-size-complex="10pt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P21" style:parent-style-name="Normal" style:family="paragraph">
      <style:paragraph-properties fo:text-align="end"/>
    </style:style>
    <style:style style:name="P22" style:parent-style-name="Normal" style:family="paragraph">
      <style:paragraph-properties fo:text-align="end"/>
    </style:style>
    <style:style style:name="P23" style:parent-style-name="Normal" style:family="paragraph">
      <style:paragraph-properties fo:text-align="end"/>
    </style:style>
    <style:style style:name="P24" style:parent-style-name="Normal" style:family="paragraph">
      <style:paragraph-properties fo:text-align="end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Normal" style:family="paragraph">
      <style:text-properties fo:background-color="#FFFFFF" fo:language="fr" fo:country="FR"/>
    </style:style>
    <style:style style:name="TableRow27" style:family="table-row">
      <style:table-row-properties style:min-row-height="0.2708in"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Normal" style:family="paragraph">
      <style:text-properties fo:background-color="#FFFFFF" fo:language="fr" fo:country="FR"/>
    </style:style>
    <style:style style:name="TableCell30" style:family="table-cell">
      <style:table-cell-properties fo:border-top="0.0416in solid #ACBCDF" fo:border-left="none" fo:border-bottom="none" fo:border-right="none" style:writing-mode="lr-tb" fo:padding-top="0in" fo:padding-left="0in" fo:padding-bottom="0in" fo:padding-right="0in"/>
    </style:style>
    <style:style style:name="P31" style:parent-style-name="Normal" style:family="paragraph">
      <style:text-properties fo:background-color="#FFFFFF" fo:language="fr" fo:country="FR"/>
    </style:style>
    <style:style style:name="TableCell32" style:family="table-cell">
      <style:table-cell-properties fo:border-top="0.0416in solid #E7E6E6" fo:border-left="none" fo:border-bottom="none" fo:border-right="none" style:writing-mode="lr-tb" fo:padding-top="0in" fo:padding-left="0in" fo:padding-bottom="0in" fo:padding-right="0in"/>
    </style:style>
    <style:style style:name="P33" style:parent-style-name="Normal" style:family="paragraph">
      <style:text-properties fo:background-color="#FFFFFF" fo:language="fr" fo:country="FR"/>
    </style:style>
    <style:style style:name="TableCell34" style:family="table-cell">
      <style:table-cell-properties fo:border-top="0.0416in solid #E7E6E6" fo:border-left="none" fo:border-bottom="none" fo:border-right="none" style:writing-mode="lr-tb" fo:padding-top="0in" fo:padding-left="0in" fo:padding-bottom="0in" fo:padding-right="0in"/>
    </style:style>
    <style:style style:name="P35" style:parent-style-name="Normal" style:family="paragraph">
      <style:text-properties fo:background-color="#FFFFFF" fo:language="fr" fo:country="FR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Normal" style:family="paragraph">
      <style:text-properties fo:background-color="#FFFFFF" fo:language="fr" fo:country="FR"/>
    </style:style>
    <style:style style:name="TableRow38" style:family="table-row">
      <style:table-row-properties style:min-row-height="1.7895in"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Normal" style:family="paragraph">
      <style:text-properties fo:background-color="#FFFFFF" fo:language="fr" fo:country="FR"/>
    </style:style>
    <style:style style:name="TableCell41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P43" style:parent-style-name="Normal" style:family="paragraph">
      <style:paragraph-properties fo:text-align="end"/>
    </style:style>
    <style:style style:name="P44" style:parent-style-name="Normal" style:family="paragraph">
      <style:paragraph-properties fo:text-align="end"/>
    </style:style>
    <style:style style:name="P45" style:parent-style-name="Normal" style:family="paragraph">
      <style:paragraph-properties fo:text-align="end"/>
    </style:style>
    <style:style style:name="P46" style:parent-style-name="Normal" style:family="paragraph">
      <style:paragraph-properties fo:text-align="end"/>
    </style:style>
    <style:style style:name="P47" style:parent-style-name="Normal" style:family="paragraph">
      <style:paragraph-properties fo:text-align="end"/>
    </style:style>
    <style:style style:name="P48" style:parent-style-name="Normal" style:family="paragraph">
      <style:paragraph-properties fo:text-align="end"/>
    </style:style>
    <style:style style:name="P49" style:parent-style-name="Normal" style:family="paragraph">
      <style:paragraph-properties fo:text-align="end"/>
    </style:style>
    <style:style style:name="P50" style:parent-style-name="Normal" style:family="paragraph">
      <style:paragraph-properties fo:text-align="end"/>
    </style:style>
    <style:style style:name="P51" style:parent-style-name="Normal" style:family="paragraph">
      <style:paragraph-properties fo:text-align="end"/>
    </style:style>
    <style:style style:name="TableCell52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P53" style:parent-style-name="Normal" style:family="paragraph">
      <style:text-properties fo:background-color="#FFFFFF"/>
    </style:style>
    <style:style style:name="TableCell54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T55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P56" style:parent-style-name="Normal" style:family="paragraph">
      <style:text-properties style:font-name="Avenir Next LT Pro Light" style:font-name-asian="Avenir Next LT Pro Light" style:font-name-complex="Avenir Next LT Pro Light" style:font-size-complex="10pt"/>
    </style:style>
    <style:style style:name="T57" style:parent-style-name="DefaultParagraphFont" style:family="text">
      <style:text-properties style:text-position="super 60%"/>
    </style:style>
    <style:style style:name="T58" style:parent-style-name="DefaultParagraphFont" style:family="text">
      <style:text-properties style:text-position="super 60%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Normal" style:family="paragraph">
      <style:text-properties fo:background-color="#FFFFFF"/>
    </style:style>
    <style:style style:name="TableRow61" style:family="table-row">
      <style:table-row-properties style:min-row-height="0.0486in" style:use-optimal-row-height="false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P63" style:parent-style-name="Normal" style:family="paragraph">
      <style:text-properties fo:background-color="#FFFFFF"/>
    </style:style>
    <style:style style:name="TableCell64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TableCell65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P66" style:parent-style-name="Normal" style:family="paragraph">
      <style:paragraph-properties fo:text-align="end"/>
    </style:style>
    <style:style style:name="TableCell67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P68" style:parent-style-name="Normal" style:family="paragraph">
      <style:text-properties fo:background-color="#FFFFFF"/>
    </style:style>
    <style:style style:name="TableCell69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P70" style:parent-style-name="Normal" style:family="paragraph">
      <style:text-properties fo:background-color="#FFFFFF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Normal" style:family="paragraph">
      <style:text-properties fo:background-color="#FFFFFF"/>
    </style:style>
    <style:style style:name="TableRow73" style:family="table-row">
      <style:table-row-properties style:min-row-height="0.8in" style:use-optimal-row-height="false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Normal" style:family="paragraph">
      <style:text-properties fo:background-color="#FFFFFF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Normal" style:family="paragraph">
      <style:paragraph-properties fo:text-align="end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Normal" style:family="paragraph">
      <style:text-properties fo:background-color="#FFFFFF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T82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P83" style:parent-style-name="Normal" style:family="paragraph">
      <style:text-properties style:font-name="Avenir Next LT Pro Light" style:font-name-asian="Avenir Next LT Pro Light" style:font-name-complex="Avenir Next LT Pro Light" style:font-size-complex="10pt" fo:background-color="#FFFFFF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Normal" style:family="paragraph">
      <style:text-properties fo:background-color="#FFFFFF"/>
    </style:style>
    <style:style style:name="TableRow86" style:family="table-row">
      <style:table-row-properties style:min-row-height="0.8in" style:use-optimal-row-height="false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Normal" style:family="paragraph">
      <style:text-properties fo:background-color="#FFFFFF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TableCell90" style:family="table-cell">
      <style:table-cell-properties fo:border="none" style:writing-mode="lr-tb" fo:padding-top="0in" fo:padding-left="0in" fo:padding-bottom="0in" fo:padding-right="0in"/>
    </style:style>
    <style:style style:name="P91" style:parent-style-name="Normal" style:family="paragraph">
      <style:paragraph-properties fo:text-align="end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Normal" style:family="paragraph">
      <style:text-properties fo:background-color="#FFFFFF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T95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T96" style:parent-style-name="DefaultParagraphFont" style:family="text">
      <style:text-properties style:font-name="Avenir Next LT Pro Light" style:font-name-asian="Avenir Next LT Pro Light" style:font-name-complex="Avenir Next LT Pro Light" fo:font-weight="bold" style:font-weight-asian="bold" style:font-weight-complex="bold" style:font-size-complex="10pt"/>
    </style:style>
    <style:style style:name="T97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P98" style:parent-style-name="Normal" style:family="paragraph">
      <style:text-properties style:font-name-complex="Al Tarikh" style:font-size-complex="10pt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P100" style:parent-style-name="Normal" style:family="paragraph">
      <style:text-properties fo:background-color="#FFFFFF"/>
    </style:style>
    <style:style style:name="TableRow101" style:family="table-row">
      <style:table-row-properties style:min-row-height="0.8in" style:use-optimal-row-height="false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Normal" style:family="paragraph">
      <style:text-properties fo:background-color="#FFFFFF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Normal" style:family="paragraph">
      <style:paragraph-properties fo:text-align="end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Normal" style:family="paragraph">
      <style:text-properties fo:background-color="#FFFFFF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T110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P111" style:parent-style-name="Normal" style:family="paragraph">
      <style:text-properties fo:background-color="#FFFFFF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Normal" style:family="paragraph">
      <style:text-properties fo:background-color="#FFFFFF"/>
    </style:style>
    <style:style style:name="TableRow114" style:family="table-row">
      <style:table-row-properties style:min-row-height="0.2972in" style:use-optimal-row-height="false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Normal" style:family="paragraph">
      <style:text-properties fo:background-color="#FFFFFF"/>
    </style:style>
    <style:style style:name="TableCell117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TableCell118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P119" style:parent-style-name="Normal" style:family="paragraph">
      <style:paragraph-properties fo:text-align="end"/>
    </style:style>
    <style:style style:name="TableCell120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P121" style:parent-style-name="Normal" style:family="paragraph">
      <style:text-properties fo:background-color="#FFFFFF"/>
    </style:style>
    <style:style style:name="TableCell122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T123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P124" style:parent-style-name="Normal" style:family="paragraph">
      <style:text-properties fo:background-color="#FFFFFF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Normal" style:family="paragraph">
      <style:text-properties fo:background-color="#FFFFFF"/>
    </style:style>
    <style:style style:name="TableRow127" style:family="table-row">
      <style:table-row-properties style:min-row-height="0.125in" style:use-optimal-row-height="false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P129" style:parent-style-name="Normal" style:family="paragraph">
      <style:text-properties fo:background-color="#FFFFFF"/>
    </style:style>
    <style:style style:name="TableCell130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TableCell131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TableCell132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P133" style:parent-style-name="Normal" style:family="paragraph">
      <style:text-properties fo:background-color="#FFFFFF"/>
    </style:style>
    <style:style style:name="TableCell134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P136" style:parent-style-name="Normal" style:family="paragraph">
      <style:text-properties fo:background-color="#FFFFFF"/>
    </style:style>
    <style:style style:name="TableRow137" style:family="table-row">
      <style:table-row-properties style:min-row-height="0.7in" style:use-optimal-row-height="false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Normal" style:family="paragraph">
      <style:text-properties fo:background-color="#FFFFFF"/>
    </style:style>
    <style:style style:name="TableCell140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TableCell141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TableCell142" style:family="table-cell">
      <style:table-cell-properties fo:border-top="none" fo:border-left="none" fo:border-bottom="0.0138in solid #ACBCDF" fo:border-right="none" style:writing-mode="lr-tb" fo:padding-top="0in" fo:padding-left="0in" fo:padding-bottom="0in" fo:padding-right="0in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 style:font-size-complex="10pt"/>
    </style:style>
    <style:style style:name="T145" style:parent-style-name="DefaultParagraphFont" style:family="text">
      <style:text-properties style:font-size-complex="10pt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Normal" style:family="paragraph">
      <style:text-properties fo:background-color="#FFFFFF"/>
    </style:style>
    <style:style style:name="TableRow148" style:family="table-row">
      <style:table-row-properties style:min-row-height="0.125in" style:use-optimal-row-height="false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P150" style:parent-style-name="Normal" style:family="paragraph">
      <style:text-properties fo:background-color="#FFFFFF"/>
    </style:style>
    <style:style style:name="TableCell151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TableCell152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TableCell153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P154" style:parent-style-name="Normal" style:family="paragraph">
      <style:text-properties fo:background-color="#FFFFFF"/>
    </style:style>
    <style:style style:name="TableCell155" style:family="table-cell">
      <style:table-cell-properties fo:border-top="0.0138in solid #ACBCDF" fo:border-left="none" fo:border-bottom="none" fo:border-right="none" style:writing-mode="lr-tb" fo:padding-top="0in" fo:padding-left="0in" fo:padding-bottom="0in" fo:padding-right="0in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P157" style:parent-style-name="Normal" style:family="paragraph">
      <style:text-properties fo:background-color="#FFFFFF"/>
    </style:style>
    <style:style style:name="TableRow158" style:family="table-row">
      <style:table-row-properties style:min-row-height="0.3125in" style:use-optimal-row-height="false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Normal" style:family="paragraph">
      <style:text-properties fo:background-color="#FFFFFF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T162" style:parent-style-name="DefaultParagraphFont" style:family="text">
      <style:text-properties fo:font-weight="normal" style:font-weight-asian="normal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Normal" style:family="paragraph">
      <style:text-properties fo:background-color="#FFFFFF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T166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P167" style:parent-style-name="Normal" style:family="paragraph">
      <style:text-properties style:font-name="Avenir Next LT Pro Light" style:font-name-asian="Avenir Next LT Pro Light" style:font-name-complex="Avenir Next LT Pro Light" style:font-size-complex="10pt"/>
    </style:style>
    <style:style style:name="T168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T169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T170" style:parent-style-name="DefaultParagraphFont" style:family="text">
      <style:text-properties style:font-name="Avenir Next LT Pro Light" style:font-name-asian="Avenir Next LT Pro Light" style:font-name-complex="Avenir Next LT Pro Light" style:font-size-complex="10pt"/>
    </style:style>
    <style:style style:name="P171" style:parent-style-name="Normal" style:family="paragraph">
      <style:text-properties style:font-name="Avenir Next LT Pro Light" style:font-name-asian="Avenir Next LT Pro Light" style:font-name-complex="Avenir Next LT Pro Light" style:font-size-complex="10pt"/>
    </style:style>
    <style:style style:name="TableCell172" style:family="table-cell">
      <style:table-cell-properties fo:border="none" style:writing-mode="lr-tb" fo:padding-top="0in" fo:padding-left="0in" fo:padding-bottom="0in" fo:padding-right="0in"/>
    </style:style>
    <style:style style:name="P173" style:parent-style-name="Normal" style:family="paragraph">
      <style:text-properties fo:background-color="#FFFFFF"/>
    </style:style>
    <style:style style:name="T174" style:parent-style-name="DefaultParagraphFont" style:family="text">
      <style:text-properties fo:font-weight="normal" style:font-weight-asian="normal"/>
    </style:style>
    <style:style style:name="T175" style:parent-style-name="DefaultParagraphFont" style:family="text">
      <style:text-properties fo:font-weight="normal" style:font-weight-asian="normal" fo:text-transform="none"/>
    </style:style>
    <style:style style:name="T176" style:parent-style-name="DefaultParagraphFont" style:family="text">
      <style:text-properties fo:font-weight="normal" style:font-weight-asian="normal"/>
    </style:style>
    <style:style style:name="T177" style:parent-style-name="DefaultParagraphFont" style:family="text">
      <style:text-properties fo:font-weight="normal" style:font-weight-asian="normal"/>
    </style:style>
    <style:style style:family="graphic" style:name="a0">
      <style:graphic-properties style:wrap="run-through" style:run-through="background" draw:fill="solid" draw:fill-color="#c8d3ea" draw:opacity="38.285%" draw:stroke="none" style:horizontal-rel="page" style:vertical-rel="paragraph" style:horizontal-pos="from-left" style:vertical-pos="from-top"/>
    </style:style>
    <style:style style:family="graphic" style:name="a1">
      <style:graphic-properties draw:fill="none" draw:stroke="solid" svg:stroke-width="0.00694in" svg:stroke-color="#ad84c6" svg:stroke-opacity="100%" draw:stroke-linejoin="miter" svg:stroke-linecap="butt"/>
    </style:style>
  </office:automatic-styles>
  <office:body>
    <office:text text:use-soft-page-breaks="true">
      <text:p text:style-name="P1"><text:span text:style-name="T2"><draw:custom-shape svg:x="8.25in" svg:y="-0.75625in" svg:width="0.25in" svg:height="11in" draw:z-index="251658240" draw:id="id0" draw:style-name="a0" draw:name="Rectangle 265580406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 table:number-columns-spanned="5">
            <text:p text:style-name="P16">Sonali Gautam</text:p>
            <text:p text:style-name="Subtitle"><text:a xlink:href="https://www.linkedin.com/in/sonali-gautam-512b30227" office:target-frame-name="_top" xlink:show="replace"><text:span text:style-name="T17">LinkedIn</text:span></text:a><text:span text:style-name="T18"><text:s/></text:span></text:p>
            <text:p text:style-name="Normal"><text:a xlink:href="https://www.salesforce.com/trailblazer/sgautam240" office:target-frame-name="_top" xlink:show="replace"><text:span text:style-name="T19">Salesforce</text:span></text:a></text:p>
          </table:table-cell>
          <table:covered-table-cell/>
          <table:covered-table-cell/>
          <table:covered-table-cell/>
          <table:covered-table-cell/>
          <table:table-cell table:style-name="TableCell20">
            <text:p text:style-name="P21"/>
            <text:p text:style-name="P22">+91-9310151826</text:p>
            <text:p text:style-name="P23">Sanjay Nagar, Ghaziabad</text:p>
            <text:p text:style-name="P24">Sonali.6.01.gautam@gmail.com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 table:number-columns-spanned="3">
            <text:p text:style-name="P31"/>
          </table:table-cell>
          <table:covered-table-cell/>
          <table:covered-table-cell/>
          <table:table-cell table:style-name="TableCell32">
            <text:p text:style-name="P33"/>
          </table:table-cell>
          <table:table-cell table:style-name="TableCell34" table:number-columns-spanned="2">
            <text:p text:style-name="P35"/>
          </table:table-cell>
          <table:covered-table-cell/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h text:style-name="Heading1" text:outline-level="1">EDUCATION</text:h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42" table:number-columns-spanned="2">
            <text:p text:style-name="P43">2020-2024</text:p>
            <text:p text:style-name="P44"/>
            <text:p text:style-name="P45"/>
            <text:p text:style-name="P46"/>
            <text:p text:style-name="P47">2020</text:p>
            <text:p text:style-name="P48"/>
            <text:p text:style-name="P49"/>
            <text:p text:style-name="P50">2018</text:p>
            <text:p text:style-name="P51"/>
          </table:table-cell>
          <table:covered-table-cell/>
          <table:table-cell table:style-name="TableCell52">
            <text:p text:style-name="P53"/>
          </table:table-cell>
          <table:table-cell table:style-name="TableCell54" table:number-columns-spanned="2">
            <text:h text:style-name="Heading2" text:outline-level="2">R.D. Engineering College (Duhai, Ghaziabad)</text:h>
            <text:p text:style-name="Normal"><text:span text:style-name="T55">Bachelor of Technology, Computer Science and Engineering specialization in data science</text:span></text:p>
            <text:p text:style-name="P56"/>
            <text:h text:style-name="Heading2" text:outline-level="2">12<text:span text:style-name="T57">th</text:span><text:s/>(Senior Secondary School)</text:h>
            <text:p text:style-name="Normal">Shri Guru Nanak Kanya Inter College, Lohia Nagar Ghaziabad</text:p>
            <text:p text:style-name="Normal"/>
            <text:h text:style-name="Heading2" text:outline-level="2">10<text:span text:style-name="T58">th</text:span><text:s/>(Secondary School)</text:h>
            <text:p text:style-name="Normal">Nagar Palika Balika Girls Inter College, Navuag Market Ghaziabad</text:p>
            <text:p text:style-name="Normal"/>
          </table:table-cell>
          <table:covered-table-cell/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Normal"/>
          </table:table-cell>
          <table:table-cell table:style-name="TableCell65" table:number-columns-spanned="2">
            <text:p text:style-name="P66"/>
          </table:table-cell>
          <table:covered-table-cell/>
          <table:table-cell table:style-name="TableCell67">
            <text:p text:style-name="P68"/>
          </table:table-cell>
          <table:table-cell table:style-name="TableCell69" table:number-columns-spanned="2">
            <text:p text:style-name="P70"/>
          </table:table-cell>
          <table:covered-table-cell/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h text:style-name="Heading1" text:outline-level="1">Internships, trainings</text:h>
          </table:table-cell>
          <table:table-cell table:style-name="TableCell77" table:number-columns-spanned="2">
            <text:p text:style-name="P78">Aug-Sep 2023</text:p>
          </table:table-cell>
          <table:covered-table-cell/>
          <table:table-cell table:style-name="TableCell79">
            <text:p text:style-name="P80"/>
          </table:table-cell>
          <table:table-cell table:style-name="TableCell81" table:number-columns-spanned="2">
            <text:h text:style-name="Heading2" text:outline-level="2">The Virtual Internship Program<text:s/></text:h>
            <text:p text:style-name="Normal"><text:span text:style-name="T82">The virtual Internship Program is provided by Open Weaver and ICT Academy. This Internship of Web Development. It is a 4-week Internship with Live Bootcamps, Coding Project and Capstone Project.</text:span></text:p>
            <text:p text:style-name="P83"/>
          </table:table-cell>
          <table:covered-table-cell/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Normal"/>
          </table:table-cell>
          <table:table-cell table:style-name="TableCell90" table:number-columns-spanned="2">
            <text:p text:style-name="P91">Aug 2023</text:p>
          </table:table-cell>
          <table:covered-table-cell/>
          <table:table-cell table:style-name="TableCell92">
            <text:p text:style-name="P93"/>
          </table:table-cell>
          <table:table-cell table:style-name="TableCell94" table:number-columns-spanned="2">
            <text:h text:style-name="Heading2" text:outline-level="2">Salesforce Trailhead Training, ICT Academy Honeywell</text:h>
            <text:p text:style-name="Normal"><text:span text:style-name="T95">Completed 15 Days training program in college campus. Gaining proficiency in salesforce administration, customization, and data management for effective customer relationship management. Achieved<text:s/></text:span><text:span text:style-name="T96">RANGER</text:span><text:span text:style-name="T97"><text:s/>Rank.</text:span></text:p>
            <text:p text:style-name="P98"/>
          </table:table-cell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Normal"/>
          </table:table-cell>
          <table:table-cell table:style-name="TableCell105" table:number-columns-spanned="2">
            <text:p text:style-name="P106">Sep 2022</text:p>
          </table:table-cell>
          <table:covered-table-cell/>
          <table:table-cell table:style-name="TableCell107">
            <text:p text:style-name="P108"/>
          </table:table-cell>
          <table:table-cell table:style-name="TableCell109" table:number-columns-spanned="2">
            <text:h text:style-name="Heading2" text:outline-level="2">AWS Training, R.D. Engineering College<text:s/></text:h>
            <text:p text:style-name="Normal"><text:span text:style-name="T110">AWS Cloud Architecture Course is completed, and completion certificate &amp; AWS Academy Cloud Foundations Course is completed, and completion certificate</text:span></text:p>
            <text:p text:style-name="P111"/>
          </table:table-cell>
          <table:covered-table-cell/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Normal"/>
          </table:table-cell>
          <table:table-cell table:style-name="TableCell118" table:number-columns-spanned="2">
            <text:p text:style-name="P119">Dec 2021</text:p>
          </table:table-cell>
          <table:covered-table-cell/>
          <table:table-cell table:style-name="TableCell120">
            <text:p text:style-name="P121"/>
          </table:table-cell>
          <table:table-cell table:style-name="TableCell122" table:number-columns-spanned="2">
            <text:h text:style-name="Heading2" text:outline-level="2">Introduction to Python, Coding Ninjas Studio</text:h>
            <text:p text:style-name="Normal"><text:span text:style-name="T123">Completed Enrolled courses and completion certificate</text:span></text:p>
            <text:p text:style-name="P124"/>
          </table:table-cell>
          <table:covered-table-cell/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Normal"/>
          </table:table-cell>
          <table:table-cell table:style-name="TableCell131" table:number-columns-spanned="2">
            <text:p text:style-name="Normal"/>
          </table:table-cell>
          <table:covered-table-cell/>
          <table:table-cell table:style-name="TableCell132">
            <text:p text:style-name="P133"/>
          </table:table-cell>
          <table:table-cell table:style-name="TableCell134" table:number-columns-spanned="2">
            <text:p text:style-name="Normal"/>
          </table:table-cell>
          <table:covered-table-cell/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h text:style-name="Heading1" text:outline-level="1">TECHNICAL Skills</text:h>
          </table:table-cell>
          <table:table-cell table:style-name="TableCell141">
            <text:p text:style-name="Normal"/>
          </table:table-cell>
          <table:table-cell table:style-name="TableCell142" table:number-columns-spanned="4">
            <text:list text:style-name="LFO7" text:continue-numbering="true">
              <text:list-item>
                <text:p text:style-name="ListBullet">C, C++, Java</text:p>
              </text:list-item>
              <text:list-item>
                <text:p text:style-name="ListBullet">HTML, CSS, JavaScript, MySQL</text:p>
              </text:list-item>
              <text:list-item>
                <text:p text:style-name="ListBullet"><text:span text:style-name="T143">Salesforce</text:span><text:s/>(Proficient in administration, customization, data management and Lightning component</text:p>
              </text:list-item>
              <text:list-item>
                <text:p text:style-name="ListBullet"><text:span text:style-name="T144">AWS<text:s/></text:span><text:span text:style-name="T145">(Familiar with EC2, S3, and Lambda functions)</text:span></text:p>
              </text:list-item>
            </text:list>
            <text:p text:style-name="Normal"/>
          </table:table-cell>
          <table:covered-table-cell/>
          <table:covered-table-cell/>
          <table:covered-table-cell/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Normal"/>
          </table:table-cell>
          <table:table-cell table:style-name="TableCell152" table:number-columns-spanned="2">
            <text:p text:style-name="Normal"/>
          </table:table-cell>
          <table:covered-table-cell/>
          <table:table-cell table:style-name="TableCell153">
            <text:p text:style-name="P154"/>
          </table:table-cell>
          <table:table-cell table:style-name="TableCell155" table:number-columns-spanned="2">
            <text:p text:style-name="Normal"/>
          </table:table-cell>
          <table:covered-table-cell/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 table:number-columns-spanned="3">
            <text:h text:style-name="Heading1" text:outline-level="1">CERITIFICATION <text:s text:c="4"/><text:span text:style-name="T162">2021</text:span></text:h>
            <text:h text:style-name="Heading1" text:outline-level="1"><text:s text:c="4"/></text:h>
            <text:p text:style-name="Normal"><text:s text:c="41"/>2023</text:p>
            <text:p text:style-name="Normal"/>
            <text:p text:style-name="Normal"><text:s text:c="41"/>2023</text:p>
          </table:table-cell>
          <table:covered-table-cell/>
          <table:covered-table-cell/>
          <table:table-cell table:style-name="TableCell163">
            <text:p text:style-name="P164"/>
          </table:table-cell>
          <table:table-cell table:style-name="TableCell165" table:number-columns-spanned="2">
            <text:p text:style-name="Normal"><text:span text:style-name="T166">Introduction to Python completion certificate by coding ninjas.</text:span></text:p>
            <text:p text:style-name="P167"/>
            <text:p text:style-name="Normal"><text:span text:style-name="T168">AWS Academy cloud Foundation &amp; Architecting certificate by AWS<text:s/></text:span></text:p>
            <text:p text:style-name="Normal"><text:span text:style-name="T169"><text:s/></text:span></text:p>
            <text:p text:style-name="Normal"><text:span text:style-name="T170">Fundamentals of HTML &amp; CSS Certificate by coding ninjas.</text:span></text:p>
            <text:p text:style-name="P171"/>
          </table:table-cell>
          <table:covered-table-cell/>
          <table:table-cell table:style-name="TableCell172">
            <text:p text:style-name="P173"/>
          </table:table-cell>
        </table:table-row>
      </table:table>
      <text:p text:style-name="Normal"><draw:connector draw:type="line" svg:x1="0in" svg:y1="0in" svg:x2="6.85417in" svg:y2="0.01319in" draw:id="id1" draw:style-name="a1" draw:name="Straight Arrow Connector 221373174" text:anchor-type="as-char"><svg:title/><svg:desc/></draw:connector></text:p>
      <text:h text:style-name="Heading1" text:outline-level="1"><text:s text:c="2"/></text:h>
      <text:h text:style-name="Heading1" text:outline-level="1"><text:s/>PROJECT <text:s text:c="18"/><text:span text:style-name="T174">2021 <text:s text:c="14"/></text:span><text:span text:style-name="T175">Desktop Calculator by Java</text:span><text:span text:style-name="T176"><text:s text:c="2"/></text:span></text:h>
      <text:h text:style-name="Heading1" text:outline-level="1"><text:span text:style-name="T177"><text:s/></text:span><text:s text:c="6"/></text:h>
      <text:p text:style-name="Normal"><text:s text:c="43"/>2023 <text:s text:c="16"/>Web Portfolio by HTML &amp; CSS</text:p>
      <text:p text:style-name="Normal"/>
      <text:p text:style-name="Normal"><text:s text:c="43"/>2023 <text:s text:c="16"/>Web Profile Card by HTML &amp; CSS<text:s/><text:a xlink:href="https://sonaliveeraj.github.io/Web-profile_card/" office:target-frame-name="_top" xlink:show="replace"><text:span text:style-name="Hyperlink">Link</text:span></text:a></text:p>
      <text:p text:style-name="Normal"><text:s text:c="4"/></text:p>
      <text:p text:style-name="Normal"><text:s text:c="43"/>2023 <text:s text:c="16"/>Web Portfolio by Salesforce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venir Next LT Pro Light" svg:font-family="Avenir Next LT Pro Light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venir Next LT Pro" svg:font-family="Avenir Next LT Pro" style:font-family-generic="swiss" style:font-pitch="variable" svg:panose-1="2 11 5 4 2 2 2 2 2 4"/>
    <style:font-face style:name="MS Gothic" svg:font-family="MS Gothic" style:font-family-generic="modern" style:font-pitch="fixed" svg:panose-1="2 11 6 9 7 2 5 8 2 4"/>
    <style:font-face style:name="Times New Roman (Headings CS)" svg:font-family="Times New Roman (Headings CS)" style:font-family-generic="roman" svg:panose-1="0 0 0 0 0 0 0 0 0 0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venir Medium" svg:font-family="Avenir Medium" style:font-family-generic="system" style:font-pitch="variable"/>
    <style:font-face style:name="Al Tarikh" svg:font-family="Al Tarikh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venir Next LT Pro Light" style:font-name-asian="Avenir Next LT Pro Ligh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line-height="0.1944in"/>
      <style:text-properties style:font-name="Avenir Next LT Pro" style:font-name-asian="MS Gothic" style:font-name-complex="Times New Roman (Headings CS)" fo:font-weight="bold" style:font-weight-asian="bold" fo:text-transform="uppercase" fo:color="#292733" fo:font-size="11pt" style:font-size-asian="11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Avenir Next LT Pro" style:font-name-asian="MS Gothic" style:font-name-complex="Times New Roman" fo:font-weight="bold" style:font-weight-asian="bold" style:font-size-complex="13pt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0277in" fo:line-height="120%"/>
      <style:text-properties style:font-name="Avenir Next LT Pro" style:font-name-asian="MS Gothic" style:font-name-complex="Times New Roman" fo:hyphenate="false"/>
    </style:style>
    <style:style style:name="Normal" style:display-name="Normal" style:family="paragraph">
      <style:text-properties fo:color="#000000" fo:letter-spacing="-0.0027in" fo:font-size="10pt" style:font-size-asian="10pt"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Avenir Next LT Pro" style:font-name-asian="MS Gothic" style:font-name-complex="Times New Roman" fo:color="#000000" fo:letter-spacing="-0.0027in" fo:font-size="10pt" style:font-size-asian="10pt"/>
    </style:style>
    <style:style style:name="Heading1Char" style:display-name="Heading 1 Char" style:family="text" style:parent-style-name="DefaultParagraphFont">
      <style:text-properties style:font-name="Avenir Next LT Pro" style:font-name-asian="MS Gothic" style:font-name-complex="Times New Roman (Headings CS)" fo:font-weight="bold" style:font-weight-asian="bold" fo:text-transform="uppercase" fo:color="#292733" fo:font-size="11pt" style:font-size-asian="11pt" style:font-size-complex="16pt"/>
    </style:style>
    <style:style style:name="Heading2Char" style:display-name="Heading 2 Char" style:family="text" style:parent-style-name="DefaultParagraphFont">
      <style:text-properties style:font-name="Avenir Next LT Pro" style:font-name-asian="MS Gothic" style:font-name-complex="Times New Roman" fo:font-weight="bold" style:font-weight-asian="bold" fo:color="#000000" fo:letter-spacing="-0.0027in" fo:font-size="10pt" style:font-size-asian="10pt" style:font-size-complex="13pt"/>
    </style:style>
    <style:style style:name="PlaceholderText" style:display-name="Placeholder Text" style:family="text" style:parent-style-name="DefaultParagraphFont">
      <style:text-properties fo:color="#808080"/>
    </style:style>
    <style:style style:name="Subtitle" style:display-name="Subtitle" style:family="paragraph" style:parent-style-name="Normal" style:next-style-name="Normal">
      <style:text-properties style:font-name="Avenir Next LT Pro" style:font-name-asian="MS Mincho" fo:font-weight="bold" style:font-weight-asian="bold" fo:color="#1F3764" fo:font-size="18pt" style:font-size-asian="18pt" style:font-size-complex="11pt" fo:hyphenate="false"/>
    </style:style>
    <style:style style:name="Emphasis" style:display-name="Emphasis" style:family="text" style:parent-style-name="DefaultParagraphFont">
      <style:text-properties fo:color="#593470"/>
    </style:style>
    <style:style style:name="ListBullet" style:display-name="List Bullet" style:family="paragraph" style:parent-style-name="Normal" style:list-style-name="LFO7">
      <style:paragraph-properties style:contextual-spacing="true"/>
      <style:text-properties fo:hyphenate="false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CurrentList1" style:display-name="Current List1">
      <text:list-level-style-bullet text:level="1" text:style-name="WW_CharLFO13LVL1" text:bullet-char="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CurrentList2" style:display-name="Current List2">
      <text:list-level-style-bullet text:level="1" text:style-name="WW_CharLFO14LVL1" text:bullet-char="">
        <style:list-level-properties text:space-before="0.2in" text:min-label-width="0.35in" text:list-level-position-and-space-mode="label-alignment">
          <style:list-level-label-alignment text:label-followed-by="listtab" fo:margin-left="0.55in" fo:text-indent="-0.3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itle" style:display-name="Title" style:family="paragraph" style:parent-style-name="Normal" style:next-style-name="Normal">
      <style:text-properties style:font-name="Avenir Next LT Pro" style:font-name-asian="MS Gothic" style:font-name-complex="Times New Roman" fo:font-weight="bold" style:font-weight-asian="bold" fo:color="#7691CA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venir Next LT Pro" style:font-name-asian="MS Gothic" style:font-name-complex="Times New Roman" fo:font-weight="bold" style:font-weight-asian="bold" fo:color="#7691CA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="Avenir Next LT Pro" style:font-name-asian="MS Mincho" fo:font-weight="bold" style:font-weight-asian="bold" fo:color="#1F3764" fo:font-size="18pt" style:font-size-asian="18pt" style:font-size-complex="11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color="#000000" fo:letter-spacing="-0.0027in" fo:font-size="10pt" style:font-size-asian="10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color="#000000" fo:letter-spacing="-0.0027in" fo:font-size="10pt" style:font-size-asian="10pt"/>
    </style:style>
    <style:style style:name="Hyperlink" style:display-name="Hyperlink" style:family="text" style:parent-style-name="DefaultParagraphFont">
      <style:text-properties fo:color="#69A02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7">
      <text:list-level-style-bullet text:level="1" text:style-name="WW_CharLFO7LVL1" text:bullet-char="">
        <style:list-level-properties text:space-before="0.2in" text:min-label-width="0.45in" text:list-level-position-and-space-mode="label-alignment">
          <style:list-level-label-alignment text:label-followed-by="listtab" fo:margin-left="0.65in" fo:text-indent="-0.4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Avenir Medium" style:font-name-asian="Avenir Next LT Pro Light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venir Medium" style:font-name-asian="Avenir Next LT Pro Light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venir Medium" style:font-name-asian="Avenir Next LT Pro Light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venir Medium" style:font-name-asian="Avenir Next LT Pro Light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ad84c6" draw:opacity="100%" draw:stroke="solid" svg:stroke-width="0.01389in" svg:stroke-color="#473452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in" text:min-label-width="0.05in" text:list-level-position-and-space-mode="label-alignment">
          <style:list-level-label-alignment text:label-followed-by="listtab" fo:margin-left="0.25in" fo:text-indent="-0.0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in" text:min-label-width="0.15in" text:list-level-position-and-space-mode="label-alignment">
          <style:list-level-label-alignment text:label-followed-by="listtab" fo:margin-left="0.35in" fo:text-indent="-0.1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venir Medium"/>
      </text:list-level-style-bullet>
      <text:list-level-style-bullet text:level="2" text:style-name="WW_CharLFO8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venir Medium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venir Medium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venir Medium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2.9687in" style:print-orientation="portrait" fo:margin-top="0.75in" fo:margin-left="0.75in" fo:margin-bottom="0.6298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sonali gautam</dc:creator>
    <meta:creation-date>2023-09-07T16:13:00Z</meta:creation-date>
    <dc:date>2023-09-07T16:13:00Z</dc:date>
    <meta:template xlink:href="Normal.dotm" xlink:type="simple"/>
    <meta:editing-cycles>4</meta:editing-cycles>
    <meta:editing-duration>PT0S</meta:editing-duration>
    <meta:user-defined meta:name="ContentTypeId">0x01010079F111ED35F8CC479449609E8A0923A6</meta:user-defined>
    <meta:document-statistic meta:page-count="1" meta:paragraph-count="4" meta:word-count="369" meta:character-count="2469" meta:row-count="17" meta:non-whitespace-character-count="2104"/>
  </office:meta>
</office:document-meta>
</file>